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b67" officeooo:paragraph-rsid="00093b67"/>
    </style:style>
    <style:style style:name="P2" style:family="paragraph" style:parent-style-name="Standard">
      <style:text-properties fo:font-size="20pt" officeooo:rsid="00093b67" officeooo:paragraph-rsid="00093b67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officeooo:paragraph-rsid="00093b67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paragraph-rsid="00093b67" style:text-blinking="false" fo:background-color="transparent"/>
    </style:style>
    <style:style style:name="T1" style:family="text">
      <style:text-properties officeooo:rsid="00093b67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ntament de Maó</text:p>
      <text:p text:style-name="Text_20_body"/>
      <text:p text:style-name="Standard"/>
      <text:p text:style-name="Standard"/>
      <text:p text:style-name="P3">PREINSCRIPCIONS PER AL CURS <text:span text:style-name="T1">2025</text:span>-20<text:span text:style-name="T1">26</text:span></text:p>
      <text:p text:style-name="Standard"/>
      <text:p text:style-name="P1"/>
      <text:p text:style-name="P4">Feim públic que s'obre el termini de preinscripció de <text:bookmark text:name="docs-internal-guid-10daf1af-7fff-d04a-9896-e4321227706c"/><text:span text:style-name="T2">l’escola municipal de Maó</text:span> per al curs 20<text:span text:style-name="T1">25</text:span>-20<text:span text:style-name="T1">26</text:span>.</text:p>
      <text:p text:style-name="P4"/>
      <text:p text:style-name="P4"/>
      <text:p text:style-name="Standard">Termini d'inscripció: de l'1 al 10 de setembre, ambdós dies inclosos.</text:p>
      <text:p text:style-name="Standard"/>
      <text:p text:style-name="P4"/>
      <text:p text:style-name="P4"/>
      <text:p text:style-name="P4">Informació: </text:p>
      <text:p text:style-name="P4"><text:span text:style-name="T2"/></text:p>
      <text:p text:style-name="P4"><text:span text:style-name="T2"/></text:p>
      <text:p text:style-name="P5">Ceràmica, música, dibuix.</text:p>
      <text:p text:style-name="P4"><text:span text:style-name="T2"/></text:p>
      <text:p text:style-name="Standard">Lloc: <text:span text:style-name="T1">Escola municipal de Maó</text:span></text:p>
      <text:p text:style-name="Standard">C/ Major, 24</text:p>
      <text:p text:style-name="Standard">MAÓ</text:p>
      <text:p text:style-name="Standard">Tel. 971 11 11 11</text:p>
      <text:p text:style-name="Standard"/>
      <text:p text:style-name="Standard"/>
      <text:p text:style-name="Standard"/>
      <text:p text:style-name="Standard"/>
      <text:p text:style-name="Standard"/>
      <text:p text:style-name="Standard">Horari: de dilluns a divendres, de 18 a 21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651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45:31.844708552</meta:creation-date>
    <dc:date>2025-11-04T10:08:47.055616966</dc:date>
    <meta:editing-duration>PT10M5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4" meta:character-count="367" meta:non-whitespace-character-count="313"/>
  </office:meta>
</office:document-meta>
</file>